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co7" style:family="table-column">
      <style:table-column-properties fo:break-before="auto" style:column-width="12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string">
            <text:p>CANNOT_BIND_TCP_SOCKET</text:p>
          </table:table-cell>
          <table:table-cell table:style-name="Default" office:value-type="string">
            <text:p>Cannot bind TCP socket</text:p>
          </table:table-cell>
          <table:table-cell table:style-name="Default" office:value-type="string">
            <text:p>Не удаётся привязать сокет TCP</text:p>
          </table:table-cell>
          <table:table-cell table:style-name="Default" office:value-type="string">
            <text:p>Kann TCP-Socket nicht binden</text:p>
          </table:table-cell>
          <table:table-cell office:value-type="string">
            <text:p>Impossible de lier un socket TCP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  <table:table-cell office:value-type="string">
            <text:p>Impossible de créer le dossier</text:p>
          </table:table-cell>
        </table:table-row>
        <table:table-row table:style-name="ro1">
          <table:table-cell office:value-type="string">
            <text:p>CANNOT_CREATE_TCP_SOCKET</text:p>
          </table:table-cell>
          <table:table-cell table:style-name="Default" office:value-type="string">
            <text:p>Cannot create TCP socket</text:p>
          </table:table-cell>
          <table:table-cell table:style-name="Default" office:value-type="string">
            <text:p>Не удаётся создать сокет TCP</text:p>
          </table:table-cell>
          <table:table-cell table:style-name="Default" office:value-type="string">
            <text:p>Kann TCP-Socket nicht erstellen</text:p>
          </table:table-cell>
          <table:table-cell office:value-type="string">
            <text:p>Impossible de créer un socket TCP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  <table:table-cell office:value-type="string">
            <text:p>Impossible de récupérer la liste des fichiers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  <table:table-cell office:value-type="string">
            <text:p>Impossible de récupérer le chemin vers le dossier 'Mes documents'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  <table:table-cell office:value-type="string">
            <text:p>Impossible d'initialiser le système sonore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  <table:table-cell office:value-type="string">
            <text:p>Impossible de charger le tampon de son depuis la mémoire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  <table:table-cell office:value-type="string">
            <text:p>Impossible d'ouvrir le fichier de sauvegarde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  <table:table-cell office:value-type="string">
            <text:p>Impossible d'ouvrir le fichier de statistiques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  <table:table-cell office:value-type="string">
            <text:p>Impossible d'ouvrir l'affichage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  <table:table-cell office:value-type="string">
            <text:p>Impossible de lire les statistiques depuis le fichier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  <table:table-cell office:value-type="string">
            <text:p>Impossible de supprimer le fichier ou le dossier</text:p>
          </table:table-cell>
        </table:table-row>
        <table:table-row table:style-name="ro5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  <table:table-cell table:style-name="ce5" office:value-type="string">
            <text:p>Impossible de supprimer une capture</text:p>
          </table:table-cell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  <table:table-cell office:value-type="string">
            <text:p>Impossible de sauvegarder le fichier de configuratio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  <table:table-cell office:value-type="string">
            <text:p>Impossible de sauvegarder le fichier de statistiques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  <table:table-cell office:value-type="string">
            <text:p>Impossible de régler les rappels ALURE IO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  <table:table-cell office:value-type="string">
            <text:p>Impossible de régler une résolution négative du minuteur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  <table:table-cell office:value-type="string">
            <text:p>Fichier de sauvegarde vide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  <table:table-cell office:value-type="string">
            <text:p>Erreur du système sonore interne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  <table:table-cell office:value-type="string">
            <text:p>Bouton invalid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  <table:table-cell office:value-type="string">
            <text:p>Pointeur CEGUI::Window invalide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  <table:table-cell office:value-type="string">
            <text:p>Type de commande invalide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  <table:table-cell office:value-type="string">
            <text:p>Axe de dessin invalid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  <table:table-cell office:value-type="string">
            <text:p>Difficulté de jeu invalide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  <table:table-cell office:value-type="string">
            <text:p>ID de difficulté de jeu invalide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  <table:table-cell office:value-type="string">
            <text:p>Stratégie de jeu invalid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  <table:table-cell office:value-type="string">
            <text:p>Type de jeu invalide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  <table:table-cell office:value-type="string">
            <text:p>ID de type de jeu invalide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  <table:table-cell office:value-type="string">
            <text:p>Points d'entrée invalides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  <table:table-cell office:value-type="string">
            <text:p>Dimensions de disposition invalides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  <table:table-cell office:value-type="string">
            <text:p>Fichier de disposition invalide</text:p>
          </table:table-cell>
        </table:table-row>
        <table:table-row table:style-name="ro6">
          <table:table-cell office:value-type="string">
            <text:p>INVALID_RES_DIR</text:p>
          </table:table-cell>
          <table:table-cell office:value-type="string">
            <text:p>Invalid resource directory</text:p>
          </table:table-cell>
          <table:table-cell office:value-type="string">
            <text:p>Неверная директория ресурсов</text:p>
          </table:table-cell>
          <table:table-cell table:number-columns-repeated="2"/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  <table:table-cell office:value-type="string">
            <text:p>Valeur de configuration 'Résolution' invalide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  <table:table-cell office:value-type="string">
            <text:p>Type de commande de fichier de sauvegarde invalide</text:p>
          </table:table-cell>
        </table:table-row>
        <table:table-row table:style-name="ro5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  <table:table-cell table:style-name="ce6" office:value-type="string">
            <text:p>Fichier de scène invalide</text:p>
          </table:table-cell>
        </table:table-row>
        <table:table-row table:style-name="ro5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  <table:table-cell table:style-name="ce6" office:value-type="string">
            <text:p>Type de scène invalide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  <table:table-cell office:value-type="string">
            <text:p>Etat invalide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  <table:table-cell office:value-type="string">
            <text:p>ID de filtrage de texture invalide</text:p>
          </table:table-cell>
        </table:table-row>
        <table:table-row table:style-name="ro1">
          <table:table-cell office:value-type="string">
            <text:p>INVALID_TILE_ID</text:p>
          </table:table-cell>
          <table:table-cell table:style-name="ce2" office:value-type="string">
            <text:p>Invalid tile ID</text:p>
          </table:table-cell>
          <table:table-cell table:style-name="ce2" office:value-type="string">
            <text:p>Неверное значение ID фишки</text:p>
          </table:table-cell>
          <table:table-cell table:style-name="Default" office:value-type="string">
            <text:p>Ungültige Tile ID</text:p>
          </table:table-cell>
          <table:table-cell office:value-type="string">
            <text:p>ID de tuile invalide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  <table:table-cell office:value-type="string">
            <text:p>Position de tuile invalide</text:p>
          </table:table-cell>
        </table:table-row>
        <table:table-row table:style-name="ro5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  <table:table-cell table:style-name="ce5" office:value-type="string">
            <text:p>Utilisation invalide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  <table:table-cell office:value-type="string">
            <text:p>Type de fenêtre invalide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  <table:table-cell office:value-type="string">
            <text:p>Localisation impossible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  <table:table-cell office:value-type="string">
            <text:p>Aucune disposition trouvée pour l'ID de type de jeu</text:p>
          </table:table-cell>
        </table:table-row>
        <table:table-row table:style-name="ro1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  <table:table-cell office:value-type="string">
            <text:p>Aucune scène trouvé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  <table:table-cell office:value-type="string">
            <text:p>Pas de telle commande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  <table:table-cell office:value-type="string">
            <text:p>Pas de telle entrée de clé de configuration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  <table:table-cell office:value-type="string">
            <text:p>Pas de tel élément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  <table:table-cell table:style-name="ce5" office:value-type="string">
            <text:p>Cette disposition est introuvable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  <table:table-cell office:value-type="string">
            <text:p>Aucun thème trouvé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  <table:table-cell table:style-name="ce6" office:value-type="string">
            <text:p>Le fichier de sauvegarde n'est pas de OGS Mahjong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  <table:table-cell office:value-type="string">
            <text:p>Le fichier de statistiques n'est pas de OGS Mahjong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  <table:table-cell office:value-type="string">
            <text:p>Nombre de positions de la disposition non multiple de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  <table:table-cell table:style-name="ce5" office:value-type="string">
            <text:p>Variable d'environnement HOME non défini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  <table:table-cell table:style-name="ce5" office:value-type="string">
            <text:p>Version de format de fichier de sauvegarde non supportée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  <table:table-cell table:style-name="ce6" office:value-type="string">
            <text:p>Version de format de fichier de statistiques non supporté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text> </number:text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integer-digits="1" number:grouping="true"/>
      <number:text> € </number:text>
    </number:number-style>
    <number:number-style style:name="N141P2" style:volatile="true">
      <number:text> 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14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12:29:17</meta:creation-date>
    <meta:generator>LibreOffice/3.4$Unix LibreOffice_project/340m1$Build-502</meta:generator>
    <dc:date>2012-02-26T14:43:09</dc:date>
    <meta:editing-duration>PT3H11M7S</meta:editing-duration>
    <meta:editing-cycles>100</meta:editing-cycles>
    <meta:document-statistic meta:table-count="3" meta:cell-count="282" meta:object-count="0"/>
  </office:meta>
</office:document-meta>
</file>